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" style:family="table-cell" style:parent-style-name="Default" style:data-style-name="N3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4" style:family="table-cell" style:parent-style-name="Default" style:data-style-name="N10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" style:family="table-cell" style:parent-style-name="Default" style:data-style-name="N4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1" style:family="table-cell" style:parent-style-name="Default" style:data-style-name="N119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1" style:family="table-cell" style:parent-style-name="Default" style:data-style-name="N11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4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7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1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0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4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5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9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80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26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26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0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5" table:default-cell-style-name="ce6"/>
        <table:table-column table:style-name="co6" table:default-cell-style-name="ce344"/>
        <table:table-column table:style-name="co7" table:default-cell-style-name="ce349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5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<text:span text:style-name="T4">\subsection{</text:span><text:span text:style-name="T5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K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<text:span text:style-name="T4">\subsection{</text:span><text:span text:style-name="T5">Канат</text:span>}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K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L15]*[.L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K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L6]+Q)/([.L18]*[.L7]*[.L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4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5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6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K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L21]&gt;[.L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L20]&lt;=[.L10];[.L20]&gt;=[.L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L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L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L34]+2*[.L35]+2*[.L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L31]/[.L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L32] &lt;= 5; [.L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K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L30]-2*[.L35]-2*[.L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L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L37]*([.L38]+[.L39]+[.L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K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L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3}{#2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L7] / PI() / ([.L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K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L8]-2*3*[.L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L8]+2*3*[.L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L16]/[.L37]/[.L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I43]" office:value-type="string" office:string-value="мм" calcext:value-type="string">
            <text:p>мм</text:p>
          </table:table-cell>
          <table:table-cell table:style-name="ce344" table:formula="of:=[.J43]" office:value-type="string" office:string-value="\delta_\text{бар}" calcext:value-type="string">
            <text:p>\delta_\text{бар}</text:p>
          </table:table-cell>
          <table:table-cell table:style-name="ce344" table:formula="of:=[.K43]" office:value-type="string" office:string-value="delta_bar" calcext:value-type="string">
            <text:p>delta_bar</text:p>
          </table:table-cell>
          <table:table-cell table:style-name="ce344" table:formula="of:=ROUND([.L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\frac{#2}{4} \cdot \frac{(#3)^2 - (#3-2 \cdot #4)^2}{10^9} <text:s/>\cdot <text:s/>7850 <text:s/>\cdot <text:s/>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L31]*(PI()/4*([.L30]^2 - ([.L30]-2*[.L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L56]*[.L51]*[.L52]*[.L53]*[.L54]*[.L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L6])*V_p/60 / 1000 / [.L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#1 \x #2 \x #3}{#4 \x #5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L30]/1000*[.L60]/V_p/[.L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6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L30]/2+50+[.L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L30]-2*[.L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I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L76]*([.L80]*[.L81]/[.L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5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I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L6])*(g+[.L77])*[.L30]/1000 / 2 / [.L7] / [.L17] / [.L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L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2"/>
          <table:table-cell table:style-name="ce51" table:formula="of:=[.D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L83]*[.L84]*[.L85]*[.L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#3 \x #4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L7]/PI()/[.L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L88]-[.L69])/[.L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 table:number-columns-repeated="6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L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L89]&lt;=[.L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L90]&gt;=[.L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#1 \x #2 \x #3}{#4 \x #5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L60]*2*PI()*[.L30]/1000/2/[.L7]/[.L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I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I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L108]*[.L109]*[.L110]*[.L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I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L6])*g*[.L30]/1000 / 2 / [.L7]/[.L88] / [.L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6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L102]&gt;[.L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L118]*[.L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I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L6]) *[.L30]/1000 *[.L57]/(2*[.L7]*[.L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I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L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L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122]&gt;=[.L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5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#1 \x #2 \x \left( #3 \x #4 + (#5 + #6) \x \left( \dfrac{#7}{2 \x #8 \x #9} \right)^2 \x \dfrac{1}{#10} \right)}{#11 - #12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L60]/60*([.L137]*[.L138]+(Q+[.L6])*([.L30]/1000/2/[.L7]/[.L88])^2/[.L57])/([.L131]-[.L135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I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L132]*[.L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L59]*1000/(2*PI()*[.L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I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L6])*[.L30]/1000/[.L57]/(2*[.L7]*[.L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I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L62]+[.L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37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everything" table:base-cell-address="$sh1.$B$1" table:cell-range-address="$sh1.$F:.$ALO"/>
        </table:named-expressions>
        <calcext:conditional-formats>
          <calcext:conditional-format calcext:target-range-address="sh1.M6:sh1.ALO101 sh1.B27:sh1.D28 sh1.B31:sh1.D32 sh1.B51:sh1.D54 sh1.B56:sh1.D57 sh1.I45:sh1.L101 sh1.I102:sh1.ALO106 sh1.I107:sh1.J111 sh1.L107:sh1.ALO111 sh1.I6:sh1.K9 sh1.F131:sh1.F1048576 sh1.I112:sh1.ALO1048576 sh1.I6:sh1.I43 sh1.J10:sh1.J43 sh1.K6:sh1.L43 sh1.F3:sh1.F129 sh1.I3:sh1.ALO5">
            <calcext:condition calcext:apply-style-name="Good" calcext:value="=&quot;ДА&quot;" calcext:base-cell-address="sh1.B3"/>
            <calcext:condition calcext:apply-style-name="Bad" calcext:value="=&quot;НЕТ&quot;" calcext:base-cell-address="sh1.B3"/>
            <calcext:condition calcext:apply-style-name="Footnote" calcext:value="is-error" calcext:base-cell-address="sh1.B3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93"/>
        <table:table-column table:style-name="co12" table:default-cell-style-name="ce413"/>
        <table:table-column table:style-name="co13" table:default-cell-style-name="ce411"/>
        <table:table-column table:style-name="co14" table:default-cell-style-name="ce157"/>
        <table:table-column table:style-name="co15" table:default-cell-style-name="ce157"/>
        <table:table-column table:style-name="co16" table:default-cell-style-name="ce157"/>
        <table:table-column table:style-name="co15" table:default-cell-style-name="ce93"/>
        <table:table-column table:style-name="co7" table:default-cell-style-name="ce475"/>
        <table:table-column table:style-name="co7" table:default-cell-style-name="ce503"/>
        <table:table-column table:style-name="co7" table:default-cell-style-name="ce244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9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02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I6]" office:value-type="string" office:string-value="кг" calcext:value-type="string">
            <text:p>кг</text:p>
          </table:table-cell>
          <table:table-cell table:formula="of:=[$sh1.J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02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3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103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03" table:number-columns-repeated="1013"/>
          <table:table-cell/>
        </table:table-row>
        <table:table-row table:style-name="ro8">
          <table:table-cell table:style-name="ce93"/>
          <table:table-cell table:number-columns-repeated="3"/>
          <table:table-cell table:style-name="ce104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159" office:value-type="string" calcext:value-type="string">
            <text:p>#1 \x (#2 + #3)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гр}</text:p>
          </table:table-cell>
          <table:table-cell table:style-name="ce104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254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159" office:value-type="string" calcext:value-type="string">
            <text:p>0,3 \x #1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т}</text:p>
          </table:table-cell>
          <table:table-cell table:style-name="ce104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254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160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9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161"/>
          <table:table-cell table:style-name="ce161" office:value-type="string" calcext:value-type="string">
            <text:p>мм</text:p>
          </table:table-cell>
          <table:table-cell table:style-name="ce161" office:value-type="string" calcext:value-type="string">
            <text:p>D_\text{к}</text:p>
          </table:table-cell>
          <table:table-cell table:style-name="ce102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255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9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стат}</text:p>
          </table:table-cell>
          <table:table-cell table:style-name="ce105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256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162" office:value-type="string" calcext:value-type="string">
            <text:p>(#1 + #2) \cdot #3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}</text:p>
          </table:table-cell>
          <table:table-cell table:style-name="ce105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256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}</text:p>
          </table:table-cell>
          <table:table-cell table:style-name="ce105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256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164" office:value-type="string" calcext:value-type="string">
            <text:p>\frac{1}{#1 \x #2} \x \left( \frac{(#3 + #4 / #5) \x #6 \x #7 \x #8}{#9} + #10 \right)</text:p>
          </table:table-cell>
          <table:table-cell table:style-name="ce164" office:value-type="string" calcext:value-type="string">
            <text:p>кВт</text:p>
          </table:table-cell>
          <table:table-cell table:style-name="ce164" office:value-type="string" calcext:value-type="string">
            <text:p>P_\text{р}</text:p>
          </table:table-cell>
          <table:table-cell table:style-name="ce107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58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162" office:value-type="string" calcext:value-type="string">
            <text:p>\frac{#1 \x #2}{#3}</text:p>
          </table:table-cell>
          <table:table-cell table:style-name="ce162" office:value-type="string" calcext:value-type="string">
            <text:p>кВт</text:p>
          </table:table-cell>
          <table:table-cell table:style-name="ce162" office:value-type="string" calcext:value-type="string">
            <text:p>P_\text{ст}</text:p>
          </table:table-cell>
          <table:table-cell table:style-name="ce105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256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160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9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161"/>
          <table:table-cell table:style-name="ce161" office:value-type="string" calcext:value-type="string">
            <text:p>кВт</text:p>
          </table:table-cell>
          <table:table-cell table:style-name="ce161" office:value-type="string" calcext:value-type="string">
            <text:p>P</text:p>
          </table:table-cell>
          <table:table-cell table:style-name="ce102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255" office:value-type="float" office:value="7.5" calcext:value-type="float">
            <text:p>7,5</text:p>
          </table:table-cell>
          <table:table-cell table:style-name="ce102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9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9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9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162" office:value-type="string" calcext:value-type="string">
            <text:p>\frac{\pi \x #1 \x #2}{#3}</text:p>
          </table:table-cell>
          <table:table-cell table:style-name="ce162"/>
          <table:table-cell table:style-name="ce162" office:value-type="string" calcext:value-type="string">
            <text:p>U_\text{р}</text:p>
          </table:table-cell>
          <table:table-cell table:style-name="ce105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256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05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256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05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05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05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05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05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05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05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05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160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18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8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165" office:value-type="string" calcext:value-type="string">
            <text:p>\frac{#1 - #2}{#1}</text:p>
          </table:table-cell>
          <table:table-cell table:style-name="ce165"/>
          <table:table-cell table:style-name="ce165" office:value-type="string" calcext:value-type="string">
            <text:p>\Delta_U</text:p>
          </table:table-cell>
          <table:table-cell table:style-name="ce108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260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162" office:value-type="string" calcext:value-type="string">
            <text:p>\frac{\pi \x #1 \x #3}{#2}</text:p>
          </table:table-cell>
          <table:table-cell table:style-name="ce162" office:value-type="string" calcext:value-type="string">
            <text:p>м/мин</text:p>
          </table:table-cell>
          <table:table-cell table:style-name="ce162" table:formula="of:=[$const.E10]" office:value-type="string" office:string-value="V_\text{т}" calcext:value-type="string">
            <text:p>V_\text{т}</text:p>
          </table:table-cell>
          <table:table-cell table:style-name="ce105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256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166"/>
          <table:table-cell table:style-name="ce166" table:formula="of:=[.I45]" office:value-type="string" office:string-value="кг$\cdot$м$^2$" calcext:value-type="string">
            <text:p>кг$\cdot$м$^2$</text:p>
          </table:table-cell>
          <table:table-cell table:style-name="ce166" office:value-type="string" calcext:value-type="string">
            <text:p>J_\text{м\,1}</text:p>
          </table:table-cell>
          <table:table-cell table:style-name="ce180"/>
          <table:table-cell table:style-name="ce485" office:value-type="float" office:value="0.018" calcext:value-type="float">
            <text:p>0,018</text:p>
          </table:table-cell>
          <table:table-cell table:style-name="ce24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44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2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256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256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256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164"/>
          <table:table-cell table:style-name="ce164" table:formula="of:=[.I94]" office:value-type="string" office:string-value="Н$\cdot$м" calcext:value-type="string">
            <text:p>Н$\cdot$м</text:p>
          </table:table-cell>
          <table:table-cell table:style-name="ce164" office:value-type="string" calcext:value-type="string">
            <text:p>T_\text{торм.р}</text:p>
          </table:table-cell>
          <table:table-cell table:style-name="ce107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258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у.0}</text:p>
          </table:table-cell>
          <table:table-cell table:style-name="ce105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256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и.0}</text:p>
          </table:table-cell>
          <table:table-cell table:style-name="ce105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256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тр.0}</text:p>
          </table:table-cell>
          <table:table-cell table:style-name="ce105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256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.0}</text:p>
          </table:table-cell>
          <table:table-cell table:style-name="ce105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256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162" office:value-type="string" calcext:value-type="string">
            <text:p>#1 \x #4 \cdot \frac{#2}{#3}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и.0}</text:p>
          </table:table-cell>
          <table:table-cell table:style-name="ce105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256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162" office:value-type="string" calcext:value-type="string">
            <text:p>#1 \x \frac{#2 \x #3 + 2\x #4}{#6} \x #5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.0}</text:p>
          </table:table-cell>
          <table:table-cell table:style-name="ce105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256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160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166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56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05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162" table:number-columns-repeated="3"/>
          <table:table-cell table:style-name="ce105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256" table:formula="of:=([.N3]+Q*0)*g+[.N12]" office:value-type="float" office:value="130677.048" calcext:value-type="float">
            <text:p>130 677,05</text:p>
          </table:table-cell>
          <table:table-cell table:style-name="ce105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105" table:number-columns-repeated="1014"/>
        </table:table-row>
        <table:table-row table:style-name="ro1">
          <table:table-cell table:number-columns-repeated="4"/>
          <table:table-cell table:style-name="ce107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164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164" office:value-type="string" calcext:value-type="string">
            <text:p>с</text:p>
          </table:table-cell>
          <table:table-cell table:style-name="ce164" office:value-type="string" calcext:value-type="string">
            <text:p>t_\text{разг}</text:p>
          </table:table-cell>
          <table:table-cell table:style-name="ce107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58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9" office:value-type="string" calcext:value-type="string">
            <text:p>a_\text{разг}</text:p>
          </table:table-cell>
          <table:table-cell table:style-name="ce111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05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256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162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256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123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56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104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4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254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/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5"/>
          <table:table-cell table:style-name="ce254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54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2" office:value-type="string" calcext:value-type="string">
            <text:p>a_\text{разг}</text:p>
          </table:table-cell>
          <table:table-cell table:style-name="ce111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169" office:value-type="string" calcext:value-type="string">
            <text:p>\frac{#1}{#2}</text:p>
          </table:table-cell>
          <table:table-cell table:style-name="ce169" table:formula="of:=[.I138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a_\text{торм}</text:p>
          </table:table-cell>
          <table:table-cell table:style-name="ce111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разг}</text:p>
          </table:table-cell>
          <table:table-cell table:style-name="ce105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торм}</text:p>
          </table:table-cell>
          <table:table-cell table:style-name="ce105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162"/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table:formula="of:=[.J99]" office:value-type="string" office:string-value="T_\text{торм.р}" calcext:value-type="string">
            <text:p>T_\text{торм.р}</text:p>
          </table:table-cell>
          <table:table-cell table:style-name="ce105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159" office:value-type="string" calcext:value-type="string">
            <text:p>#1 + #2 \x #3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</text:p>
          </table:table-cell>
          <table:table-cell table:style-name="ce104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169" office:value-type="string" calcext:value-type="string">
            <text:p>#1 \cdot (\frac{#2}{#3}\cdot\frac{#4}{#5}\cdot #6 - #7)</text:p>
          </table:table-cell>
          <table:table-cell table:style-name="ce169" table:formula="of:=[.I147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разг}]</text:p>
          </table:table-cell>
          <table:table-cell table:style-name="ce111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169" office:value-type="string" calcext:value-type="string">
            <text:p>#1 \cdot (\frac{#2}{#3}\cdot\frac{#4}{#5}\cdot #6 + #7)</text:p>
          </table:table-cell>
          <table:table-cell table:style-name="ce169" table:formula="of:=[.I139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торм}]</text:p>
          </table:table-cell>
          <table:table-cell table:style-name="ce111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111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266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162" table:number-columns-repeated="2"/>
          <table:table-cell table:style-name="ce162" office:value-type="string" calcext:value-type="string">
            <text:p>\phi</text:p>
          </table:table-cell>
          <table:table-cell table:style-name="ce105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256" office:value-type="float" office:value="0.2" calcext:value-type="float">
            <text:p>0,20</text:p>
          </table:table-cell>
          <table:table-cell table:style-name="ce105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162" table:number-columns-repeated="2"/>
          <table:table-cell table:style-name="ce162" office:value-type="string" calcext:value-type="string">
            <text:p>k</text:p>
          </table:table-cell>
          <table:table-cell table:style-name="ce105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256" office:value-type="float" office:value="0.9" calcext:value-type="float">
            <text:p>0,90</text:p>
          </table:table-cell>
          <table:table-cell table:style-name="ce105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111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11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104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268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04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93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105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93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9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105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256" table:formula="of:=[.N10]/1000" office:value-type="float" office:value="150.3846513" calcext:value-type="float">
            <text:p>150,38</text:p>
          </table:table-cell>
          <table:table-cell table:style-name="ce105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6">\frac{#1 \x </text:span><text:span text:style-name="T7">#2 </text:span><text:span text:style-name="T6">+ </text:span><text:span text:style-name="T8">#3}{</text:span><text:span text:style-name="T9">#4}</text:span></text:p>
          </table:table-cell>
          <table:table-cell table:style-name="ce162" office:value-type="string" calcext:value-type="string">
            <text:p>кН</text:p>
          </table:table-cell>
          <table:table-cell table:style-name="ce162" office:value-type="string" calcext:value-type="string">
            <text:p>P_\text{к.min}</text:p>
          </table:table-cell>
          <table:table-cell table:style-name="ce105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269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10">#1 \cdot \sqrt[9]{\frac{</text:span><text:span text:style-name="T11">10^4}{</text:span><text:span text:style-name="T12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268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159" office:value-type="string" calcext:value-type="string">
            <text:p>#2 \cdot #1</text:p>
          </table:table-cell>
          <table:table-cell table:style-name="ce159"/>
          <table:table-cell table:style-name="ce159" office:value-type="string" calcext:value-type="string">
            <text:p>N</text:p>
          </table:table-cell>
          <table:table-cell table:style-name="ce104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254" table:formula="of:=[.N173]*[.N174]" office:value-type="float" office:value="379008" calcext:value-type="float">
            <text:p>379 008</text:p>
          </table:table-cell>
          <table:table-cell table:style-name="ce104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04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13">\frac{</text:span><text:span text:style-name="T14">#1}{\pi \x #2</text:span><text:span text:style-name="T15">} \cdot </text:span><text:span text:style-name="T16">#3</text:span></text:p>
          </table:table-cell>
          <table:table-cell table:style-name="ce159"/>
          <table:table-cell table:style-name="ce159" office:value-type="string" calcext:value-type="string">
            <text:p>N_C</text:p>
          </table:table-cell>
          <table:table-cell table:style-name="ce104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254" table:formula="of:=3600*[.N176]/PI()/[.N17]*1000*[.N178]" office:value-type="float" office:value="2165760" calcext:value-type="float">
            <text:p>2 165 760</text:p>
          </table:table-cell>
          <table:table-cell table:style-name="ce104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93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162" office:value-type="string" calcext:value-type="string">
            <text:p>\frac{#1}{#2}</text:p>
          </table:table-cell>
          <table:table-cell table:style-name="ce162"/>
          <table:table-cell table:style-name="ce162" office:value-type="string" calcext:value-type="string">
            <text:p>\frac{P_\text{к.min}}{P_\text{к.max}}</text:p>
          </table:table-cell>
          <table:table-cell table:style-name="ce105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256" table:formula="of:=[.N169]/[.N168]" office:value-type="float" office:value="0.249823708571514" calcext:value-type="float">
            <text:p>0,25</text:p>
          </table:table-cell>
          <table:table-cell table:style-name="ce105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93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93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9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3:32:56.1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2T15:17:45.893000000</dc:date>
    <dc:creator>Никита Валерьевич Мамай</dc:creator>
    <meta:editing-duration>P2DT9H7M15S</meta:editing-duration>
    <meta:editing-cycles>429</meta:editing-cycles>
    <meta:generator>LibreOffice/7.5.3.2$Windows_X86_64 LibreOffice_project/9f56dff12ba03b9acd7730a5a481eea045e468f3</meta:generator>
    <meta:document-statistic meta:table-count="3" meta:cell-count="2052" meta:object-count="0"/>
  </office:meta>
</office:document-meta>
</file>